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14.09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00ff66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>
        <table:iteration table:status="enable" table:steps="500"/>
      </table:calculation-settings>
      <table:table table:name="Openness_RFSE_MIX_W1G_KI04_2016_12_08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3381419173" calcext:value-type="float">
            <text:p>0.653381419173</text:p>
          </table:table-cell>
          <table:table-cell office:value-type="float" office:value="0.548599655489" calcext:value-type="float">
            <text:p>0.548599655489</text:p>
          </table:table-cell>
          <table:table-cell office:value-type="float" office:value="0.412604" calcext:value-type="float">
            <text:p>0.412604</text:p>
          </table:table-cell>
          <table:table-cell office:value-type="float" office:value="0.629340778228" calcext:value-type="float">
            <text:p>0.629340778228</text:p>
          </table:table-cell>
          <table:table-cell office:value-type="float" office:value="0.596423403026" calcext:value-type="float">
            <text:p>0.59642340302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4731727052" calcext:value-type="float">
            <text:p>0.544731727052</text:p>
          </table:table-cell>
          <table:table-cell office:value-type="float" office:value="0.551370914102" calcext:value-type="float">
            <text:p>0.551370914102</text:p>
          </table:table-cell>
          <table:table-cell office:value-type="float" office:value="0.336983" calcext:value-type="float">
            <text:p>0.336983</text:p>
          </table:table-cell>
          <table:table-cell office:value-type="float" office:value="0.546046742541" calcext:value-type="float">
            <text:p>0.546046742541</text:p>
          </table:table-cell>
          <table:table-cell office:value-type="float" office:value="0.548031213516" calcext:value-type="float">
            <text:p>0.54803121351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19235410132" calcext:value-type="float">
            <text:p>0.619235410132</text:p>
          </table:table-cell>
          <table:table-cell office:value-type="float" office:value="0.510257721275" calcext:value-type="float">
            <text:p>0.510257721275</text:p>
          </table:table-cell>
          <table:table-cell office:value-type="float" office:value="0.391873" calcext:value-type="float">
            <text:p>0.391873</text:p>
          </table:table-cell>
          <table:table-cell office:value-type="float" office:value="0.593868459472" calcext:value-type="float">
            <text:p>0.593868459472</text:p>
          </table:table-cell>
          <table:table-cell office:value-type="float" office:value="0.559489279785" calcext:value-type="float">
            <text:p>0.55948927978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39451247328" calcext:value-type="float">
            <text:p>0.539451247328</text:p>
          </table:table-cell>
          <table:table-cell office:value-type="float" office:value="0.549243273764" calcext:value-type="float">
            <text:p>0.549243273764</text:p>
          </table:table-cell>
          <table:table-cell office:value-type="float" office:value="0.340242" calcext:value-type="float">
            <text:p>0.340242</text:p>
          </table:table-cell>
          <table:table-cell office:value-type="float" office:value="0.541381620769" calcext:value-type="float">
            <text:p>0.541381620769</text:p>
          </table:table-cell>
          <table:table-cell office:value-type="float" office:value="0.544303224418" calcext:value-type="float">
            <text:p>0.54430322441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664106797151" calcext:value-type="float">
            <text:p>0.664106797151</text:p>
          </table:table-cell>
          <table:table-cell office:value-type="float" office:value="0.556292637535" calcext:value-type="float">
            <text:p>0.556292637535</text:p>
          </table:table-cell>
          <table:table-cell office:value-type="float" office:value="0.418616" calcext:value-type="float">
            <text:p>0.418616</text:p>
          </table:table-cell>
          <table:table-cell office:value-type="float" office:value="0.639325473787" calcext:value-type="float">
            <text:p>0.639325473787</text:p>
          </table:table-cell>
          <table:table-cell office:value-type="float" office:value="0.605437385977" calcext:value-type="float">
            <text:p>0.60543738597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39429672853" calcext:value-type="float">
            <text:p>0.739429672853</text:p>
          </table:table-cell>
          <table:table-cell office:value-type="float" office:value="0.531448855137" calcext:value-type="float">
            <text:p>0.531448855137</text:p>
          </table:table-cell>
          <table:table-cell office:value-type="float" office:value="0.416156" calcext:value-type="float">
            <text:p>0.416156</text:p>
          </table:table-cell>
          <table:table-cell office:value-type="float" office:value="0.685755988242" calcext:value-type="float">
            <text:p>0.685755988242</text:p>
          </table:table-cell>
          <table:table-cell office:value-type="float" office:value="0.618421107033" calcext:value-type="float">
            <text:p>0.61842110703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661626648117" calcext:value-type="float">
            <text:p>0.661626648117</text:p>
          </table:table-cell>
          <table:table-cell office:value-type="float" office:value="0.54294657695" calcext:value-type="float">
            <text:p>0.54294657695</text:p>
          </table:table-cell>
          <table:table-cell office:value-type="float" office:value="0.415759" calcext:value-type="float">
            <text:p>0.415759</text:p>
          </table:table-cell>
          <table:table-cell office:value-type="float" office:value="0.633913815958" calcext:value-type="float">
            <text:p>0.633913815958</text:p>
          </table:table-cell>
          <table:table-cell office:value-type="float" office:value="0.596440160446" calcext:value-type="float">
            <text:p>0.59644016044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68232524629" calcext:value-type="float">
            <text:p>0.668232524629</text:p>
          </table:table-cell>
          <table:table-cell office:value-type="float" office:value="0.604969364604" calcext:value-type="float">
            <text:p>0.604969364604</text:p>
          </table:table-cell>
          <table:table-cell office:value-type="float" office:value="0.500935" calcext:value-type="float">
            <text:p>0.500935</text:p>
          </table:table-cell>
          <table:table-cell office:value-type="float" office:value="0.65454308307" calcext:value-type="float">
            <text:p>0.65454308307</text:p>
          </table:table-cell>
          <table:table-cell office:value-type="float" office:value="0.635029227103" calcext:value-type="float">
            <text:p>0.635029227103</text:p>
          </table:table-cell>
        </table:table-row>
        <table:table-row table:style-name="ro1">
          <table:table-cell table:number-columns-repeated="6"/>
          <table:table-cell table:style-name="ce1" table:formula="of:=AVERAGE([.G1:.G8])" office:value-type="float" office:value="0.636274430804375" calcext:value-type="float">
            <text:p>0.636274430804375</text:p>
          </table:table-cell>
          <table:table-cell table:style-name="ce1" table:formula="of:=AVERAGE([.H1:.H8])" office:value-type="float" office:value="0.549391124857" calcext:value-type="float">
            <text:p>0.549391124857</text:p>
          </table:table-cell>
          <table:table-cell table:style-name="ce1" table:formula="of:=AVERAGE([.I1:.I8])" office:value-type="float" office:value="0.404146" calcext:value-type="float">
            <text:p>0.404146</text:p>
          </table:table-cell>
          <table:table-cell table:style-name="ce1" table:formula="of:=AVERAGE([.J1:.J8])" office:value-type="float" office:value="0.615521995258375" calcext:value-type="float">
            <text:p>0.615521995258375</text:p>
          </table:table-cell>
          <table:table-cell table:style-name="ce1" table:formula="of:=AVERAGE([.K1:.K8])" office:value-type="float" office:value="0.587946875163" calcext:value-type="float">
            <text:p>0.587946875163</text:p>
          </table:table-cell>
        </table:table-row>
        <table:table-row table:style-name="ro1">
          <table:table-cell table:number-columns-repeated="6"/>
          <table:table-cell table:style-name="ce2" table:formula="of:=STDEV([.G1:.G8])/SQRT(8)" office:value-type="float" office:value="0.0236859934528246" calcext:value-type="float">
            <text:p>0.023685993452825</text:p>
          </table:table-cell>
          <table:table-cell table:style-name="ce2" table:formula="of:=STDEV([.H1:.H8])/SQRT(8)" office:value-type="float" office:value="0.00948308642505448" calcext:value-type="float">
            <text:p>0.009483086425054</text:p>
          </table:table-cell>
          <table:table-cell table:style-name="ce2" table:formula="of:=STDEV([.I1:.I8])/SQRT(8)" office:value-type="float" office:value="0.0182606854080407" calcext:value-type="float">
            <text:p>0.018260685408041</text:p>
          </table:table-cell>
          <table:table-cell table:style-name="ce2" table:formula="of:=STDEV([.J1:.J8])/SQRT(8)" office:value-type="float" office:value="0.0180988180195744" calcext:value-type="float">
            <text:p>0.018098818019574</text:p>
          </table:table-cell>
          <table:table-cell table:style-name="ce2" table:formula="of:=STDEV([.K1:.K8])/SQRT(8)" office:value-type="float" office:value="0.0118797509970306" calcext:value-type="float">
            <text:p>0.01187975099703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95923151572" calcext:value-type="float">
            <text:p>0.495923151572</text:p>
          </table:table-cell>
          <table:table-cell office:value-type="float" office:value="0.543350440339" calcext:value-type="float">
            <text:p>0.543350440339</text:p>
          </table:table-cell>
          <table:table-cell office:value-type="float" office:value="0.32301" calcext:value-type="float">
            <text:p>0.32301</text:p>
          </table:table-cell>
          <table:table-cell office:value-type="float" office:value="0.504734477013" calcext:value-type="float">
            <text:p>0.504734477013</text:p>
          </table:table-cell>
          <table:table-cell office:value-type="float" office:value="0.518554622918" calcext:value-type="float">
            <text:p>0.51855462291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75077684073" calcext:value-type="float">
            <text:p>0.575077684073</text:p>
          </table:table-cell>
          <table:table-cell office:value-type="float" office:value="0.538785093137" calcext:value-type="float">
            <text:p>0.538785093137</text:p>
          </table:table-cell>
          <table:table-cell office:value-type="float" office:value="0.359674" calcext:value-type="float">
            <text:p>0.359674</text:p>
          </table:table-cell>
          <table:table-cell office:value-type="float" office:value="0.567433218059" calcext:value-type="float">
            <text:p>0.567433218059</text:p>
          </table:table-cell>
          <table:table-cell office:value-type="float" office:value="0.556340134375" calcext:value-type="float">
            <text:p>0.55634013437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89584735197" calcext:value-type="float">
            <text:p>0.489584735197</text:p>
          </table:table-cell>
          <table:table-cell office:value-type="float" office:value="0.589801714731" calcext:value-type="float">
            <text:p>0.589801714731</text:p>
          </table:table-cell>
          <table:table-cell office:value-type="float" office:value="0.338375" calcext:value-type="float">
            <text:p>0.338375</text:p>
          </table:table-cell>
          <table:table-cell office:value-type="float" office:value="0.506807723178" calcext:value-type="float">
            <text:p>0.506807723178</text:p>
          </table:table-cell>
          <table:table-cell office:value-type="float" office:value="0.535040839811" calcext:value-type="float">
            <text:p>0.53504083981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563440882308" calcext:value-type="float">
            <text:p>0.563440882308</text:p>
          </table:table-cell>
          <table:table-cell office:value-type="float" office:value="0.482606202415" calcext:value-type="float">
            <text:p>0.482606202415</text:p>
          </table:table-cell>
          <table:table-cell office:value-type="float" office:value="0.306293" calcext:value-type="float">
            <text:p>0.306293</text:p>
          </table:table-cell>
          <table:table-cell office:value-type="float" office:value="0.545177844524" calcext:value-type="float">
            <text:p>0.545177844524</text:p>
          </table:table-cell>
          <table:table-cell office:value-type="float" office:value="0.519900238655" calcext:value-type="float">
            <text:p>0.51990023865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75149132851" calcext:value-type="float">
            <text:p>0.575149132851</text:p>
          </table:table-cell>
          <table:table-cell office:value-type="float" office:value="0.538101220169" calcext:value-type="float">
            <text:p>0.538101220169</text:p>
          </table:table-cell>
          <table:table-cell office:value-type="float" office:value="0.361412" calcext:value-type="float">
            <text:p>0.361412</text:p>
          </table:table-cell>
          <table:table-cell office:value-type="float" office:value="0.567336977804" calcext:value-type="float">
            <text:p>0.567336977804</text:p>
          </table:table-cell>
          <table:table-cell office:value-type="float" office:value="0.556008716865" calcext:value-type="float">
            <text:p>0.55600871686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536096713952" calcext:value-type="float">
            <text:p>0.536096713952</text:p>
          </table:table-cell>
          <table:table-cell office:value-type="float" office:value="0.602323045828" calcext:value-type="float">
            <text:p>0.602323045828</text:p>
          </table:table-cell>
          <table:table-cell office:value-type="float" office:value="0.44022" calcext:value-type="float">
            <text:p>0.44022</text:p>
          </table:table-cell>
          <table:table-cell office:value-type="float" office:value="0.548150714335" calcext:value-type="float">
            <text:p>0.548150714335</text:p>
          </table:table-cell>
          <table:table-cell office:value-type="float" office:value="0.567283557461" calcext:value-type="float">
            <text:p>0.56728355746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463687371552" calcext:value-type="float">
            <text:p>0.463687371552</text:p>
          </table:table-cell>
          <table:table-cell office:value-type="float" office:value="0.510077951065" calcext:value-type="float">
            <text:p>0.510077951065</text:p>
          </table:table-cell>
          <table:table-cell office:value-type="float" office:value="0.352603" calcext:value-type="float">
            <text:p>0.352603</text:p>
          </table:table-cell>
          <table:table-cell office:value-type="float" office:value="0.472277919858" calcext:value-type="float">
            <text:p>0.472277919858</text:p>
          </table:table-cell>
          <table:table-cell office:value-type="float" office:value="0.485777628187" calcext:value-type="float">
            <text:p>0.48577762818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4943194569" calcext:value-type="float">
            <text:p>0.4943194569</text:p>
          </table:table-cell>
          <table:table-cell office:value-type="float" office:value="0.540105061895" calcext:value-type="float">
            <text:p>0.540105061895</text:p>
          </table:table-cell>
          <table:table-cell office:value-type="float" office:value="0.326014" calcext:value-type="float">
            <text:p>0.326014</text:p>
          </table:table-cell>
          <table:table-cell office:value-type="float" office:value="0.502844855965" calcext:value-type="float">
            <text:p>0.502844855965</text:p>
          </table:table-cell>
          <table:table-cell office:value-type="float" office:value="0.516198980233" calcext:value-type="float">
            <text:p>0.516198980233</text:p>
          </table:table-cell>
        </table:table-row>
        <table:table-row table:style-name="ro1">
          <table:table-cell table:number-columns-repeated="6"/>
          <table:table-cell table:style-name="ce1" table:formula="of:=AVERAGE([.G12:.G19])" office:value-type="float" office:value="0.524159891050625" calcext:value-type="float">
            <text:p>0.524159891050625</text:p>
          </table:table-cell>
          <table:table-cell table:style-name="ce1" table:formula="of:=AVERAGE([.H12:.H19])" office:value-type="float" office:value="0.543143841197375" calcext:value-type="float">
            <text:p>0.543143841197375</text:p>
          </table:table-cell>
          <table:table-cell table:style-name="ce1" table:formula="of:=AVERAGE([.I12:.I19])" office:value-type="float" office:value="0.350950125" calcext:value-type="float">
            <text:p>0.350950125</text:p>
          </table:table-cell>
          <table:table-cell table:style-name="ce1" table:formula="of:=AVERAGE([.J12:.J19])" office:value-type="float" office:value="0.526845466342" calcext:value-type="float">
            <text:p>0.526845466342</text:p>
          </table:table-cell>
          <table:table-cell table:style-name="ce1" table:formula="of:=AVERAGE([.K12:.K19])" office:value-type="float" office:value="0.531888089813125" calcext:value-type="float">
            <text:p>0.531888089813125</text:p>
          </table:table-cell>
        </table:table-row>
        <table:table-row table:style-name="ro1">
          <table:table-cell table:number-columns-repeated="6"/>
          <table:table-cell table:style-name="ce2" table:formula="of:=STDEV([.G12:.G19])/SQRT(8)" office:value-type="float" office:value="0.0154793297798588" calcext:value-type="float">
            <text:p>0.015479329779859</text:p>
          </table:table-cell>
          <table:table-cell table:style-name="ce2" table:formula="of:=STDEV([.H12:.H19])/SQRT(8)" office:value-type="float" office:value="0.0136871927867208" calcext:value-type="float">
            <text:p>0.013687192786721</text:p>
          </table:table-cell>
          <table:table-cell table:style-name="ce2" table:formula="of:=STDEV([.I12:.I19])/SQRT(8)" office:value-type="float" office:value="0.0144619284050986" calcext:value-type="float">
            <text:p>0.014461928405099</text:p>
          </table:table-cell>
          <table:table-cell table:style-name="ce2" table:formula="of:=STDEV([.J12:.J19])/SQRT(8)" office:value-type="float" office:value="0.0123353232626983" calcext:value-type="float">
            <text:p>0.012335323262698</text:p>
          </table:table-cell>
          <table:table-cell table:style-name="ce2" table:formula="of:=STDEV([.K12:.K19])/SQRT(8)" office:value-type="float" office:value="0.00957703618858366" calcext:value-type="float">
            <text:p>0.00957703618858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18005153148" calcext:value-type="float">
            <text:p>0.418005153148</text:p>
          </table:table-cell>
          <table:table-cell office:value-type="float" office:value="0.575680669385" calcext:value-type="float">
            <text:p>0.575680669385</text:p>
          </table:table-cell>
          <table:table-cell office:value-type="float" office:value="0.286175" calcext:value-type="float">
            <text:p>0.286175</text:p>
          </table:table-cell>
          <table:table-cell office:value-type="float" office:value="0.442229986507" calcext:value-type="float">
            <text:p>0.442229986507</text:p>
          </table:table-cell>
          <table:table-cell office:value-type="float" office:value="0.484333138129" calcext:value-type="float">
            <text:p>0.48433313812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80368410955" calcext:value-type="float">
            <text:p>0.380368410955</text:p>
          </table:table-cell>
          <table:table-cell office:value-type="float" office:value="0.659243157543" calcext:value-type="float">
            <text:p>0.659243157543</text:p>
          </table:table-cell>
          <table:table-cell office:value-type="float" office:value="0.34331" calcext:value-type="float">
            <text:p>0.34331</text:p>
          </table:table-cell>
          <table:table-cell office:value-type="float" office:value="0.415523583264" calcext:value-type="float">
            <text:p>0.415523583264</text:p>
          </table:table-cell>
          <table:table-cell office:value-type="float" office:value="0.482401850587" calcext:value-type="float">
            <text:p>0.48240185058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45906217829" calcext:value-type="float">
            <text:p>0.445906217829</text:p>
          </table:table-cell>
          <table:table-cell office:value-type="float" office:value="0.562982042351" calcext:value-type="float">
            <text:p>0.562982042351</text:p>
          </table:table-cell>
          <table:table-cell office:value-type="float" office:value="0.310136" calcext:value-type="float">
            <text:p>0.310136</text:p>
          </table:table-cell>
          <table:table-cell office:value-type="float" office:value="0.465256863798" calcext:value-type="float">
            <text:p>0.465256863798</text:p>
          </table:table-cell>
          <table:table-cell office:value-type="float" office:value="0.497651133666" calcext:value-type="float">
            <text:p>0.49765113366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330376633792" calcext:value-type="float">
            <text:p>0.330376633792</text:p>
          </table:table-cell>
          <table:table-cell office:value-type="float" office:value="0.546484859273" calcext:value-type="float">
            <text:p>0.546484859273</text:p>
          </table:table-cell>
          <table:table-cell office:value-type="float" office:value="0.264646" calcext:value-type="float">
            <text:p>0.264646</text:p>
          </table:table-cell>
          <table:table-cell office:value-type="float" office:value="0.358750298331" calcext:value-type="float">
            <text:p>0.358750298331</text:p>
          </table:table-cell>
          <table:table-cell office:value-type="float" office:value="0.411800106751" calcext:value-type="float">
            <text:p>0.41180010675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91411377675" calcext:value-type="float">
            <text:p>0.391411377675</text:p>
          </table:table-cell>
          <table:table-cell office:value-type="float" office:value="0.558074889693" calcext:value-type="float">
            <text:p>0.558074889693</text:p>
          </table:table-cell>
          <table:table-cell office:value-type="float" office:value="0.311132" calcext:value-type="float">
            <text:p>0.311132</text:p>
          </table:table-cell>
          <table:table-cell office:value-type="float" office:value="0.416274632975" calcext:value-type="float">
            <text:p>0.416274632975</text:p>
          </table:table-cell>
          <table:table-cell office:value-type="float" office:value="0.460115894095" calcext:value-type="float">
            <text:p>0.46011589409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87618992457" calcext:value-type="float">
            <text:p>0.387618992457</text:p>
          </table:table-cell>
          <table:table-cell office:value-type="float" office:value="0.574758839485" calcext:value-type="float">
            <text:p>0.574758839485</text:p>
          </table:table-cell>
          <table:table-cell office:value-type="float" office:value="0.284373" calcext:value-type="float">
            <text:p>0.284373</text:p>
          </table:table-cell>
          <table:table-cell office:value-type="float" office:value="0.414618728743" calcext:value-type="float">
            <text:p>0.414618728743</text:p>
          </table:table-cell>
          <table:table-cell office:value-type="float" office:value="0.462993711767" calcext:value-type="float">
            <text:p>0.46299371176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496960529582" calcext:value-type="float">
            <text:p>0.496960529582</text:p>
          </table:table-cell>
          <table:table-cell office:value-type="float" office:value="0.610467928178" calcext:value-type="float">
            <text:p>0.610467928178</text:p>
          </table:table-cell>
          <table:table-cell office:value-type="float" office:value="0.39987" calcext:value-type="float">
            <text:p>0.39987</text:p>
          </table:table-cell>
          <table:table-cell office:value-type="float" office:value="0.516154785078" calcext:value-type="float">
            <text:p>0.516154785078</text:p>
          </table:table-cell>
          <table:table-cell office:value-type="float" office:value="0.547897180634" calcext:value-type="float">
            <text:p>0.54789718063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406970413419" calcext:value-type="float">
            <text:p>0.406970413419</text:p>
          </table:table-cell>
          <table:table-cell office:value-type="float" office:value="0.532375347017" calcext:value-type="float">
            <text:p>0.532375347017</text:p>
          </table:table-cell>
          <table:table-cell office:value-type="float" office:value="0.255935" calcext:value-type="float">
            <text:p>0.255935</text:p>
          </table:table-cell>
          <table:table-cell office:value-type="float" office:value="0.427091314287" calcext:value-type="float">
            <text:p>0.427091314287</text:p>
          </table:table-cell>
          <table:table-cell office:value-type="float" office:value="0.46130194907" calcext:value-type="float">
            <text:p>0.46130194907</text:p>
          </table:table-cell>
        </table:table-row>
        <table:table-row table:style-name="ro1">
          <table:table-cell table:number-columns-repeated="6"/>
          <table:table-cell table:style-name="ce1" table:formula="of:=AVERAGE([.G23:.G30])" office:value-type="float" office:value="0.407202216107125" calcext:value-type="float">
            <text:p>0.407202216107125</text:p>
          </table:table-cell>
          <table:table-cell table:style-name="ce1" table:formula="of:=AVERAGE([.H23:.H30])" office:value-type="float" office:value="0.577508466615625" calcext:value-type="float">
            <text:p>0.577508466615625</text:p>
          </table:table-cell>
          <table:table-cell table:style-name="ce1" table:formula="of:=AVERAGE([.I23:.I30])" office:value-type="float" office:value="0.306947125" calcext:value-type="float">
            <text:p>0.306947125</text:p>
          </table:table-cell>
          <table:table-cell table:style-name="ce1" table:formula="of:=AVERAGE([.J23:.J30])" office:value-type="float" office:value="0.431987524122875" calcext:value-type="float">
            <text:p>0.431987524122875</text:p>
          </table:table-cell>
          <table:table-cell table:style-name="ce1" table:formula="of:=AVERAGE([.K23:.K30])" office:value-type="float" office:value="0.476061870587375" calcext:value-type="float">
            <text:p>0.476061870587375</text:p>
          </table:table-cell>
        </table:table-row>
        <table:table-row table:style-name="ro1">
          <table:table-cell table:number-columns-repeated="6"/>
          <table:table-cell table:style-name="ce2" table:formula="of:=STDEV([.G23:.G30])/SQRT(8)" office:value-type="float" office:value="0.0173855380130896" calcext:value-type="float">
            <text:p>0.01738553801309</text:p>
          </table:table-cell>
          <table:table-cell table:style-name="ce2" table:formula="of:=STDEV([.H23:.H30])/SQRT(8)" office:value-type="float" office:value="0.014246510043018" calcext:value-type="float">
            <text:p>0.014246510043018</text:p>
          </table:table-cell>
          <table:table-cell table:style-name="ce2" table:formula="of:=STDEV([.I23:.I30])/SQRT(8)" office:value-type="float" office:value="0.0165385350064171" calcext:value-type="float">
            <text:p>0.016538535006417</text:p>
          </table:table-cell>
          <table:table-cell table:style-name="ce2" table:formula="of:=STDEV([.J23:.J30])/SQRT(8)" office:value-type="float" office:value="0.0160930221552595" calcext:value-type="float">
            <text:p>0.01609302215526</text:p>
          </table:table-cell>
          <table:table-cell table:style-name="ce2" table:formula="of:=STDEV([.K23:.K30])/SQRT(8)" office:value-type="float" office:value="0.0136979519967693" calcext:value-type="float">
            <text:p>0.01369795199676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13448645767" calcext:value-type="float">
            <text:p>0.313448645767</text:p>
          </table:table-cell>
          <table:table-cell office:value-type="float" office:value="0.673610161354" calcext:value-type="float">
            <text:p>0.673610161354</text:p>
          </table:table-cell>
          <table:table-cell office:value-type="float" office:value="0.297963" calcext:value-type="float">
            <text:p>0.297963</text:p>
          </table:table-cell>
          <table:table-cell office:value-type="float" office:value="0.350980658547" calcext:value-type="float">
            <text:p>0.350980658547</text:p>
          </table:table-cell>
          <table:table-cell office:value-type="float" office:value="0.427820898467" calcext:value-type="float">
            <text:p>0.42782089846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79337355688" calcext:value-type="float">
            <text:p>0.479337355688</text:p>
          </table:table-cell>
          <table:table-cell office:value-type="float" office:value="0.651479413683" calcext:value-type="float">
            <text:p>0.651479413683</text:p>
          </table:table-cell>
          <table:table-cell office:value-type="float" office:value="0.381886" calcext:value-type="float">
            <text:p>0.381886</text:p>
          </table:table-cell>
          <table:table-cell office:value-type="float" office:value="0.506082023018" calcext:value-type="float">
            <text:p>0.506082023018</text:p>
          </table:table-cell>
          <table:table-cell office:value-type="float" office:value="0.552305957779" calcext:value-type="float">
            <text:p>0.55230595777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07621481049" calcext:value-type="float">
            <text:p>0.407621481049</text:p>
          </table:table-cell>
          <table:table-cell office:value-type="float" office:value="0.618848705474" calcext:value-type="float">
            <text:p>0.618848705474</text:p>
          </table:table-cell>
          <table:table-cell office:value-type="float" office:value="0.298487" calcext:value-type="float">
            <text:p>0.298487</text:p>
          </table:table-cell>
          <table:table-cell office:value-type="float" office:value="0.437486297966" calcext:value-type="float">
            <text:p>0.437486297966</text:p>
          </table:table-cell>
          <table:table-cell office:value-type="float" office:value="0.491501904648" calcext:value-type="float">
            <text:p>0.49150190464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399075799607" calcext:value-type="float">
            <text:p>0.399075799607</text:p>
          </table:table-cell>
          <table:table-cell office:value-type="float" office:value="0.563582159017" calcext:value-type="float">
            <text:p>0.563582159017</text:p>
          </table:table-cell>
          <table:table-cell office:value-type="float" office:value="0.234727" calcext:value-type="float">
            <text:p>0.234727</text:p>
          </table:table-cell>
          <table:table-cell office:value-type="float" office:value="0.42381778995" calcext:value-type="float">
            <text:p>0.42381778995</text:p>
          </table:table-cell>
          <table:table-cell office:value-type="float" office:value="0.467272926462" calcext:value-type="float">
            <text:p>0.46727292646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401807153841" calcext:value-type="float">
            <text:p>0.401807153841</text:p>
          </table:table-cell>
          <table:table-cell office:value-type="float" office:value="0.632778099094" calcext:value-type="float">
            <text:p>0.632778099094</text:p>
          </table:table-cell>
          <table:table-cell office:value-type="float" office:value="0.338029" calcext:value-type="float">
            <text:p>0.338029</text:p>
          </table:table-cell>
          <table:table-cell office:value-type="float" office:value="0.433449950904" calcext:value-type="float">
            <text:p>0.433449950904</text:p>
          </table:table-cell>
          <table:table-cell office:value-type="float" office:value="0.49151051842" calcext:value-type="float">
            <text:p>0.4915105184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444969191433" calcext:value-type="float">
            <text:p>0.444969191433</text:p>
          </table:table-cell>
          <table:table-cell office:value-type="float" office:value="0.572426153846" calcext:value-type="float">
            <text:p>0.572426153846</text:p>
          </table:table-cell>
          <table:table-cell office:value-type="float" office:value="0.290666" calcext:value-type="float">
            <text:p>0.290666</text:p>
          </table:table-cell>
          <table:table-cell office:value-type="float" office:value="0.465708199269" calcext:value-type="float">
            <text:p>0.465708199269</text:p>
          </table:table-cell>
          <table:table-cell office:value-type="float" office:value="0.50071391424" calcext:value-type="float">
            <text:p>0.5007139142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26105700163" calcext:value-type="float">
            <text:p>0.426105700163</text:p>
          </table:table-cell>
          <table:table-cell office:value-type="float" office:value="0.6661857897" calcext:value-type="float">
            <text:p>0.6661857897</text:p>
          </table:table-cell>
          <table:table-cell office:value-type="float" office:value="0.392138" calcext:value-type="float">
            <text:p>0.392138</text:p>
          </table:table-cell>
          <table:table-cell office:value-type="float" office:value="0.459203240456" calcext:value-type="float">
            <text:p>0.459203240456</text:p>
          </table:table-cell>
          <table:table-cell office:value-type="float" office:value="0.519761556312" calcext:value-type="float">
            <text:p>0.51976155631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371293067189" calcext:value-type="float">
            <text:p>0.371293067189</text:p>
          </table:table-cell>
          <table:table-cell office:value-type="float" office:value="0.628483015389" calcext:value-type="float">
            <text:p>0.628483015389</text:p>
          </table:table-cell>
          <table:table-cell office:value-type="float" office:value="0.357225" calcext:value-type="float">
            <text:p>0.357225</text:p>
          </table:table-cell>
          <table:table-cell office:value-type="float" office:value="0.404390257341" calcext:value-type="float">
            <text:p>0.404390257341</text:p>
          </table:table-cell>
          <table:table-cell office:value-type="float" office:value="0.466807299207" calcext:value-type="float">
            <text:p>0.466807299207</text:p>
          </table:table-cell>
        </table:table-row>
        <table:table-row table:style-name="ro1">
          <table:table-cell table:number-columns-repeated="6"/>
          <table:table-cell table:style-name="ce1" table:formula="of:=AVERAGE([.G34:.G41])" office:value-type="float" office:value="0.405457299342125" calcext:value-type="float">
            <text:p>0.405457299342125</text:p>
          </table:table-cell>
          <table:table-cell table:style-name="ce1" table:formula="of:=AVERAGE([.H34:.H41])" office:value-type="float" office:value="0.625924187194625" calcext:value-type="float">
            <text:p>0.625924187194625</text:p>
          </table:table-cell>
          <table:table-cell table:style-name="ce1" table:formula="of:=AVERAGE([.I34:.I41])" office:value-type="float" office:value="0.323890125" calcext:value-type="float">
            <text:p>0.323890125</text:p>
          </table:table-cell>
          <table:table-cell table:style-name="ce1" table:formula="of:=AVERAGE([.J34:.J41])" office:value-type="float" office:value="0.435139802181375" calcext:value-type="float">
            <text:p>0.435139802181375</text:p>
          </table:table-cell>
          <table:table-cell table:style-name="ce1" table:formula="of:=AVERAGE([.K34:.K41])" office:value-type="float" office:value="0.489711871941875" calcext:value-type="float">
            <text:p>0.489711871941875</text:p>
          </table:table-cell>
        </table:table-row>
        <table:table-row table:style-name="ro1">
          <table:table-cell table:number-columns-repeated="6"/>
          <table:table-cell table:style-name="ce2" table:formula="of:=STDEV([.G34:.G41])/SQRT(8)" office:value-type="float" office:value="0.0174935328221395" calcext:value-type="float">
            <text:p>0.01749353282214</text:p>
          </table:table-cell>
          <table:table-cell table:style-name="ce2" table:formula="of:=STDEV([.H34:.H41])/SQRT(8)" office:value-type="float" office:value="0.0142679539589621" calcext:value-type="float">
            <text:p>0.014267953958962</text:p>
          </table:table-cell>
          <table:table-cell table:style-name="ce2" table:formula="of:=STDEV([.I34:.I41])/SQRT(8)" office:value-type="float" office:value="0.0187577867397187" calcext:value-type="float">
            <text:p>0.018757786739719</text:p>
          </table:table-cell>
          <table:table-cell table:style-name="ce2" table:formula="of:=STDEV([.J34:.J41])/SQRT(8)" office:value-type="float" office:value="0.0162079787589718" calcext:value-type="float">
            <text:p>0.016207978758972</text:p>
          </table:table-cell>
          <table:table-cell table:style-name="ce2" table:formula="of:=STDEV([.K34:.K41])/SQRT(8)" office:value-type="float" office:value="0.0132335515948675" calcext:value-type="float">
            <text:p>0.01323355159486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00368117614" calcext:value-type="float">
            <text:p>0.300368117614</text:p>
          </table:table-cell>
          <table:table-cell office:value-type="float" office:value="0.650099469496" calcext:value-type="float">
            <text:p>0.650099469496</text:p>
          </table:table-cell>
          <table:table-cell office:value-type="float" office:value="0.33808" calcext:value-type="float">
            <text:p>0.33808</text:p>
          </table:table-cell>
          <table:table-cell office:value-type="float" office:value="0.336582051449" calcext:value-type="float">
            <text:p>0.336582051449</text:p>
          </table:table-cell>
          <table:table-cell office:value-type="float" office:value="0.410890716449" calcext:value-type="float">
            <text:p>0.41089071644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53701757475" calcext:value-type="float">
            <text:p>0.353701757475</text:p>
          </table:table-cell>
          <table:table-cell office:value-type="float" office:value="0.620160905271" calcext:value-type="float">
            <text:p>0.620160905271</text:p>
          </table:table-cell>
          <table:table-cell office:value-type="float" office:value="0.278466" calcext:value-type="float">
            <text:p>0.278466</text:p>
          </table:table-cell>
          <table:table-cell office:value-type="float" office:value="0.386953551552" calcext:value-type="float">
            <text:p>0.386953551552</text:p>
          </table:table-cell>
          <table:table-cell office:value-type="float" office:value="0.450478307677" calcext:value-type="float">
            <text:p>0.45047830767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98306276647" calcext:value-type="float">
            <text:p>0.298306276647</text:p>
          </table:table-cell>
          <table:table-cell office:value-type="float" office:value="0.694488280652" calcext:value-type="float">
            <text:p>0.694488280652</text:p>
          </table:table-cell>
          <table:table-cell office:value-type="float" office:value="0.174675" calcext:value-type="float">
            <text:p>0.174675</text:p>
          </table:table-cell>
          <table:table-cell office:value-type="float" office:value="0.336724226225" calcext:value-type="float">
            <text:p>0.336724226225</text:p>
          </table:table-cell>
          <table:table-cell office:value-type="float" office:value="0.417347600574" calcext:value-type="float">
            <text:p>0.41734760057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20636529107" calcext:value-type="float">
            <text:p>0.320636529107</text:p>
          </table:table-cell>
          <table:table-cell office:value-type="float" office:value="0.688342983448" calcext:value-type="float">
            <text:p>0.688342983448</text:p>
          </table:table-cell>
          <table:table-cell office:value-type="float" office:value="0.228213" calcext:value-type="float">
            <text:p>0.228213</text:p>
          </table:table-cell>
          <table:table-cell office:value-type="float" office:value="0.358990399199" calcext:value-type="float">
            <text:p>0.358990399199</text:p>
          </table:table-cell>
          <table:table-cell office:value-type="float" office:value="0.437487386615" calcext:value-type="float">
            <text:p>0.43748738661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40003392889" calcext:value-type="float">
            <text:p>0.340003392889</text:p>
          </table:table-cell>
          <table:table-cell office:value-type="float" office:value="0.762539525053" calcext:value-type="float">
            <text:p>0.762539525053</text:p>
          </table:table-cell>
          <table:table-cell office:value-type="float" office:value="0.454967" calcext:value-type="float">
            <text:p>0.454967</text:p>
          </table:table-cell>
          <table:table-cell office:value-type="float" office:value="0.382380052186" calcext:value-type="float">
            <text:p>0.382380052186</text:p>
          </table:table-cell>
          <table:table-cell office:value-type="float" office:value="0.470305548221" calcext:value-type="float">
            <text:p>0.47030554822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23843783675" calcext:value-type="float">
            <text:p>0.323843783675</text:p>
          </table:table-cell>
          <table:table-cell office:value-type="float" office:value="0.609887906211" calcext:value-type="float">
            <text:p>0.609887906211</text:p>
          </table:table-cell>
          <table:table-cell office:value-type="float" office:value="0.262146" calcext:value-type="float">
            <text:p>0.262146</text:p>
          </table:table-cell>
          <table:table-cell office:value-type="float" office:value="0.357365447152" calcext:value-type="float">
            <text:p>0.357365447152</text:p>
          </table:table-cell>
          <table:table-cell office:value-type="float" office:value="0.423051738105" calcext:value-type="float">
            <text:p>0.42305173810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349742637864" calcext:value-type="float">
            <text:p>0.349742637864</text:p>
          </table:table-cell>
          <table:table-cell office:value-type="float" office:value="0.701055412096" calcext:value-type="float">
            <text:p>0.701055412096</text:p>
          </table:table-cell>
          <table:table-cell office:value-type="float" office:value="0.40812" calcext:value-type="float">
            <text:p>0.40812</text:p>
          </table:table-cell>
          <table:table-cell office:value-type="float" office:value="0.388699659956" calcext:value-type="float">
            <text:p>0.388699659956</text:p>
          </table:table-cell>
          <table:table-cell office:value-type="float" office:value="0.466671914979" calcext:value-type="float">
            <text:p>0.46667191497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41301178568" calcext:value-type="float">
            <text:p>0.341301178568</text:p>
          </table:table-cell>
          <table:table-cell office:value-type="float" office:value="0.608883316415" calcext:value-type="float">
            <text:p>0.608883316415</text:p>
          </table:table-cell>
          <table:table-cell office:value-type="float" office:value="0.222276" calcext:value-type="float">
            <text:p>0.222276</text:p>
          </table:table-cell>
          <table:table-cell office:value-type="float" office:value="0.374189743171" calcext:value-type="float">
            <text:p>0.374189743171</text:p>
          </table:table-cell>
          <table:table-cell office:value-type="float" office:value="0.437415248512" calcext:value-type="float">
            <text:p>0.437415248512</text:p>
          </table:table-cell>
        </table:table-row>
        <table:table-row table:style-name="ro1">
          <table:table-cell table:number-columns-repeated="6"/>
          <table:table-cell table:style-name="ce1" table:formula="of:=AVERAGE([.G45:.G52])" office:value-type="float" office:value="0.328487959229875" calcext:value-type="float">
            <text:p>0.328487959229875</text:p>
          </table:table-cell>
          <table:table-cell table:style-name="ce1" table:formula="of:=AVERAGE([.H45:.H52])" office:value-type="float" office:value="0.66693222483025" calcext:value-type="float">
            <text:p>0.66693222483025</text:p>
          </table:table-cell>
          <table:table-cell table:style-name="ce1" table:formula="of:=AVERAGE([.I45:.I52])" office:value-type="float" office:value="0.295867875" calcext:value-type="float">
            <text:p>0.295867875</text:p>
          </table:table-cell>
          <table:table-cell table:style-name="ce1" table:formula="of:=AVERAGE([.J45:.J52])" office:value-type="float" office:value="0.36523564136125" calcext:value-type="float">
            <text:p>0.36523564136125</text:p>
          </table:table-cell>
          <table:table-cell table:style-name="ce1" table:formula="of:=AVERAGE([.K45:.K52])" office:value-type="float" office:value="0.4392060576415" calcext:value-type="float">
            <text:p>0.4392060576415</text:p>
          </table:table-cell>
        </table:table-row>
        <table:table-row table:style-name="ro1">
          <table:table-cell table:number-columns-repeated="6"/>
          <table:table-cell table:style-name="ce2" table:formula="of:=STDEV([.G45:.G52])/SQRT(8)" office:value-type="float" office:value="0.00752276730705887" calcext:value-type="float">
            <text:p>0.007522767307059</text:p>
          </table:table-cell>
          <table:table-cell table:style-name="ce2" table:formula="of:=STDEV([.H45:.H52])/SQRT(8)" office:value-type="float" office:value="0.0191877623772141" calcext:value-type="float">
            <text:p>0.019187762377214</text:p>
          </table:table-cell>
          <table:table-cell table:style-name="ce2" table:formula="of:=STDEV([.I45:.I52])/SQRT(8)" office:value-type="float" office:value="0.0342823319434357" calcext:value-type="float">
            <text:p>0.034282331943436</text:p>
          </table:table-cell>
          <table:table-cell table:style-name="ce2" table:formula="of:=STDEV([.J45:.J52])/SQRT(8)" office:value-type="float" office:value="0.00747759339615799" calcext:value-type="float">
            <text:p>0.007477593396158</text:p>
          </table:table-cell>
          <table:table-cell table:style-name="ce2" table:formula="of:=STDEV([.K45:.K52])/SQRT(8)" office:value-type="float" office:value="0.00778653693172841" calcext:value-type="float">
            <text:p>0.00778653693172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57460463426" calcext:value-type="float">
            <text:p>0.357460463426</text:p>
          </table:table-cell>
          <table:table-cell office:value-type="float" office:value="0.645708243646" calcext:value-type="float">
            <text:p>0.645708243646</text:p>
          </table:table-cell>
          <table:table-cell office:value-type="float" office:value="0.31227" calcext:value-type="float">
            <text:p>0.31227</text:p>
          </table:table-cell>
          <table:table-cell office:value-type="float" office:value="0.392503627407" calcext:value-type="float">
            <text:p>0.392503627407</text:p>
          </table:table-cell>
          <table:table-cell office:value-type="float" office:value="0.460172185166" calcext:value-type="float">
            <text:p>0.46017218516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50790005295" calcext:value-type="float">
            <text:p>0.350790005295</text:p>
          </table:table-cell>
          <table:table-cell office:value-type="float" office:value="0.583588125859" calcext:value-type="float">
            <text:p>0.583588125859</text:p>
          </table:table-cell>
          <table:table-cell office:value-type="float" office:value="0.202024" calcext:value-type="float">
            <text:p>0.202024</text:p>
          </table:table-cell>
          <table:table-cell office:value-type="float" office:value="0.381203010817" calcext:value-type="float">
            <text:p>0.381203010817</text:p>
          </table:table-cell>
          <table:table-cell office:value-type="float" office:value="0.438188512626" calcext:value-type="float">
            <text:p>0.43818851262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53384518513" calcext:value-type="float">
            <text:p>0.353384518513</text:p>
          </table:table-cell>
          <table:table-cell office:value-type="float" office:value="0.643071287307" calcext:value-type="float">
            <text:p>0.643071287307</text:p>
          </table:table-cell>
          <table:table-cell office:value-type="float" office:value="0.147358" calcext:value-type="float">
            <text:p>0.147358</text:p>
          </table:table-cell>
          <table:table-cell office:value-type="float" office:value="0.38837507826" calcext:value-type="float">
            <text:p>0.38837507826</text:p>
          </table:table-cell>
          <table:table-cell office:value-type="float" office:value="0.45611945037" calcext:value-type="float">
            <text:p>0.4561194503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43533464117" calcext:value-type="float">
            <text:p>0.343533464117</text:p>
          </table:table-cell>
          <table:table-cell office:value-type="float" office:value="0.640651017896" calcext:value-type="float">
            <text:p>0.640651017896</text:p>
          </table:table-cell>
          <table:table-cell office:value-type="float" office:value="0.147521" calcext:value-type="float">
            <text:p>0.147521</text:p>
          </table:table-cell>
          <table:table-cell office:value-type="float" office:value="0.378655622393" calcext:value-type="float">
            <text:p>0.378655622393</text:p>
          </table:table-cell>
          <table:table-cell office:value-type="float" office:value="0.447243514788" calcext:value-type="float">
            <text:p>0.44724351478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53400270655" calcext:value-type="float">
            <text:p>0.353400270655</text:p>
          </table:table-cell>
          <table:table-cell office:value-type="float" office:value="0.647008892761" calcext:value-type="float">
            <text:p>0.647008892761</text:p>
          </table:table-cell>
          <table:table-cell office:value-type="float" office:value="0.154386" calcext:value-type="float">
            <text:p>0.154386</text:p>
          </table:table-cell>
          <table:table-cell office:value-type="float" office:value="0.388676024438" calcext:value-type="float">
            <text:p>0.388676024438</text:p>
          </table:table-cell>
          <table:table-cell office:value-type="float" office:value="0.457119199183" calcext:value-type="float">
            <text:p>0.45711919918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352656664112" calcext:value-type="float">
            <text:p>0.352656664112</text:p>
          </table:table-cell>
          <table:table-cell office:value-type="float" office:value="0.57918150575" calcext:value-type="float">
            <text:p>0.57918150575</text:p>
          </table:table-cell>
          <table:table-cell office:value-type="float" office:value="0.12866" calcext:value-type="float">
            <text:p>0.12866</text:p>
          </table:table-cell>
          <table:table-cell office:value-type="float" office:value="0.382583244282" calcext:value-type="float">
            <text:p>0.382583244282</text:p>
          </table:table-cell>
          <table:table-cell office:value-type="float" office:value="0.438385600288" calcext:value-type="float">
            <text:p>0.43838560028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48013732496" calcext:value-type="float">
            <text:p>0.348013732496</text:p>
          </table:table-cell>
          <table:table-cell office:value-type="float" office:value="0.558585013538" calcext:value-type="float">
            <text:p>0.558585013538</text:p>
          </table:table-cell>
          <table:table-cell office:value-type="float" office:value="0.137013" calcext:value-type="float">
            <text:p>0.137013</text:p>
          </table:table-cell>
          <table:table-cell office:value-type="float" office:value="0.376391601498" calcext:value-type="float">
            <text:p>0.376391601498</text:p>
          </table:table-cell>
          <table:table-cell office:value-type="float" office:value="0.428845189403" calcext:value-type="float">
            <text:p>0.42884518940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348083996504" calcext:value-type="float">
            <text:p>0.348083996504</text:p>
          </table:table-cell>
          <table:table-cell office:value-type="float" office:value="0.588506026045" calcext:value-type="float">
            <text:p>0.588506026045</text:p>
          </table:table-cell>
          <table:table-cell office:value-type="float" office:value="0.238164" calcext:value-type="float">
            <text:p>0.238164</text:p>
          </table:table-cell>
          <table:table-cell office:value-type="float" office:value="0.379055022745" calcext:value-type="float">
            <text:p>0.379055022745</text:p>
          </table:table-cell>
          <table:table-cell office:value-type="float" office:value="0.437436924547" calcext:value-type="float">
            <text:p>0.437436924547</text:p>
          </table:table-cell>
        </table:table-row>
        <table:table-row table:style-name="ro1">
          <table:table-cell table:number-columns-repeated="6"/>
          <table:table-cell table:style-name="ce1" table:formula="of:=AVERAGE([.G56:.G63])" office:value-type="float" office:value="0.35091538938975" calcext:value-type="float">
            <text:p>0.35091538938975</text:p>
          </table:table-cell>
          <table:table-cell table:style-name="ce1" table:formula="of:=AVERAGE([.H56:.H63])" office:value-type="float" office:value="0.61078751410025" calcext:value-type="float">
            <text:p>0.61078751410025</text:p>
          </table:table-cell>
          <table:table-cell table:style-name="ce1" table:formula="of:=AVERAGE([.I56:.I63])" office:value-type="float" office:value="0.1834245" calcext:value-type="float">
            <text:p>0.1834245</text:p>
          </table:table-cell>
          <table:table-cell table:style-name="ce1" table:formula="of:=AVERAGE([.J56:.J63])" office:value-type="float" office:value="0.38343040398" calcext:value-type="float">
            <text:p>0.38343040398</text:p>
          </table:table-cell>
          <table:table-cell table:style-name="ce1" table:formula="of:=AVERAGE([.K56:.K63])" office:value-type="float" office:value="0.445438822046375" calcext:value-type="float">
            <text:p>0.445438822046375</text:p>
          </table:table-cell>
        </table:table-row>
        <table:table-row table:style-name="ro1">
          <table:table-cell table:number-columns-repeated="6"/>
          <table:table-cell table:style-name="ce2" table:formula="of:=STDEV([.G56:.G63])/SQRT(8)" office:value-type="float" office:value="0.00151825913957293" calcext:value-type="float">
            <text:p>0.001518259139573</text:p>
          </table:table-cell>
          <table:table-cell table:style-name="ce2" table:formula="of:=STDEV([.H56:.H63])/SQRT(8)" office:value-type="float" office:value="0.012973756997272" calcext:value-type="float">
            <text:p>0.012973756997272</text:p>
          </table:table-cell>
          <table:table-cell table:style-name="ce2" table:formula="of:=STDEV([.I56:.I63])/SQRT(8)" office:value-type="float" office:value="0.0225712297674337" calcext:value-type="float">
            <text:p>0.022571229767434</text:p>
          </table:table-cell>
          <table:table-cell table:style-name="ce2" table:formula="of:=STDEV([.J56:.J63])/SQRT(8)" office:value-type="float" office:value="0.00203301290081456" calcext:value-type="float">
            <text:p>0.002033012900815</text:p>
          </table:table-cell>
          <table:table-cell table:style-name="ce2" table:formula="of:=STDEV([.K56:.K63])/SQRT(8)" office:value-type="float" office:value="0.00403672840461137" calcext:value-type="float">
            <text:p>0.00403672840461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119156736939" calcext:value-type="float">
            <text:p>0.0119156736939</text:p>
          </table:table-cell>
          <table:table-cell office:value-type="float" office:value="0.5" calcext:value-type="float">
            <text:p>0.5</text:p>
          </table:table-cell>
          <table:table-cell office:value-type="float" office:value="0.0561821" calcext:value-type="float">
            <text:p>0.0561821</text:p>
          </table:table-cell>
          <table:table-cell office:value-type="float" office:value="0.0148063781321" calcext:value-type="float">
            <text:p>0.0148063781321</text:p>
          </table:table-cell>
          <table:table-cell office:value-type="float" office:value="0.0232766338406" calcext:value-type="float">
            <text:p>0.023276633840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119047619048" calcext:value-type="float">
            <text:p>0.0119047619048</text:p>
          </table:table-cell>
          <table:table-cell office:value-type="float" office:value="0.5" calcext:value-type="float">
            <text:p>0.5</text:p>
          </table:table-cell>
          <table:table-cell office:value-type="float" office:value="0.0559575" calcext:value-type="float">
            <text:p>0.0559575</text:p>
          </table:table-cell>
          <table:table-cell office:value-type="float" office:value="0.0147928994083" calcext:value-type="float">
            <text:p>0.0147928994083</text:p>
          </table:table-cell>
          <table:table-cell office:value-type="float" office:value="0.0232558139535" calcext:value-type="float">
            <text:p>0.023255813953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119156736939" calcext:value-type="float">
            <text:p>0.0119156736939</text:p>
          </table:table-cell>
          <table:table-cell office:value-type="float" office:value="0.5" calcext:value-type="float">
            <text:p>0.5</text:p>
          </table:table-cell>
          <table:table-cell office:value-type="float" office:value="0.0562216" calcext:value-type="float">
            <text:p>0.0562216</text:p>
          </table:table-cell>
          <table:table-cell office:value-type="float" office:value="0.0148063781321" calcext:value-type="float">
            <text:p>0.0148063781321</text:p>
          </table:table-cell>
          <table:table-cell office:value-type="float" office:value="0.0232766338406" calcext:value-type="float">
            <text:p>0.023276633840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14953271028" calcext:value-type="float">
            <text:p>0.014953271028</text:p>
          </table:table-cell>
          <table:table-cell office:value-type="float" office:value="0.5" calcext:value-type="float">
            <text:p>0.5</text:p>
          </table:table-cell>
          <table:table-cell office:value-type="float" office:value="0.0575745" calcext:value-type="float">
            <text:p>0.0575745</text:p>
          </table:table-cell>
          <table:table-cell office:value-type="float" office:value="0.0185528756957" calcext:value-type="float">
            <text:p>0.0185528756957</text:p>
          </table:table-cell>
          <table:table-cell office:value-type="float" office:value="0.0290381125227" calcext:value-type="float">
            <text:p>0.029038112522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014953271028" calcext:value-type="float">
            <text:p>0.014953271028</text:p>
          </table:table-cell>
          <table:table-cell office:value-type="float" office:value="0.5" calcext:value-type="float">
            <text:p>0.5</text:p>
          </table:table-cell>
          <table:table-cell office:value-type="float" office:value="0.0575712" calcext:value-type="float">
            <text:p>0.0575712</text:p>
          </table:table-cell>
          <table:table-cell office:value-type="float" office:value="0.0185528756957" calcext:value-type="float">
            <text:p>0.0185528756957</text:p>
          </table:table-cell>
          <table:table-cell office:value-type="float" office:value="0.0290381125227" calcext:value-type="float">
            <text:p>0.029038112522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119156736939" calcext:value-type="float">
            <text:p>0.0119156736939</text:p>
          </table:table-cell>
          <table:table-cell office:value-type="float" office:value="0.5" calcext:value-type="float">
            <text:p>0.5</text:p>
          </table:table-cell>
          <table:table-cell office:value-type="float" office:value="0.056889" calcext:value-type="float">
            <text:p>0.056889</text:p>
          </table:table-cell>
          <table:table-cell office:value-type="float" office:value="0.0148063781321" calcext:value-type="float">
            <text:p>0.0148063781321</text:p>
          </table:table-cell>
          <table:table-cell office:value-type="float" office:value="0.0232766338406" calcext:value-type="float">
            <text:p>0.023276633840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014953271028" calcext:value-type="float">
            <text:p>0.014953271028</text:p>
          </table:table-cell>
          <table:table-cell office:value-type="float" office:value="0.5" calcext:value-type="float">
            <text:p>0.5</text:p>
          </table:table-cell>
          <table:table-cell office:value-type="float" office:value="0.0575773" calcext:value-type="float">
            <text:p>0.0575773</text:p>
          </table:table-cell>
          <table:table-cell office:value-type="float" office:value="0.0185528756957" calcext:value-type="float">
            <text:p>0.0185528756957</text:p>
          </table:table-cell>
          <table:table-cell office:value-type="float" office:value="0.0290381125227" calcext:value-type="float">
            <text:p>0.029038112522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119047619048" calcext:value-type="float">
            <text:p>0.0119047619048</text:p>
          </table:table-cell>
          <table:table-cell office:value-type="float" office:value="0.5" calcext:value-type="float">
            <text:p>0.5</text:p>
          </table:table-cell>
          <table:table-cell office:value-type="float" office:value="0.0558982" calcext:value-type="float">
            <text:p>0.0558982</text:p>
          </table:table-cell>
          <table:table-cell office:value-type="float" office:value="0.0147928994083" calcext:value-type="float">
            <text:p>0.0147928994083</text:p>
          </table:table-cell>
          <table:table-cell office:value-type="float" office:value="0.0232558139535" calcext:value-type="float">
            <text:p>0.0232558139535</text:p>
          </table:table-cell>
        </table:table-row>
        <table:table-row table:style-name="ro1">
          <table:table-cell table:number-columns-repeated="6"/>
          <table:table-cell table:style-name="ce1" table:formula="of:=AVERAGE([.G67:.G74])" office:value-type="float" office:value="0.0130520447469125" calcext:value-type="float">
            <text:p>0.013052044746913</text:p>
          </table:table-cell>
          <table:table-cell table:style-name="ce1" table:formula="of:=AVERAGE([.H67:.H74])" office:value-type="float" office:value="0.5" calcext:value-type="float">
            <text:p>0.5</text:p>
          </table:table-cell>
          <table:table-cell table:style-name="ce1" table:formula="of:=AVERAGE([.I67:.I74])" office:value-type="float" office:value="0.056733925" calcext:value-type="float">
            <text:p>0.056733925</text:p>
          </table:table-cell>
          <table:table-cell table:style-name="ce1" table:formula="of:=AVERAGE([.J67:.J74])" office:value-type="float" office:value="0.0162079450375" calcext:value-type="float">
            <text:p>0.0162079450375</text:p>
          </table:table-cell>
          <table:table-cell table:style-name="ce1" table:formula="of:=AVERAGE([.K67:.K74])" office:value-type="float" office:value="0.0254319833746125" calcext:value-type="float">
            <text:p>0.025431983374613</text:p>
          </table:table-cell>
        </table:table-row>
        <table:table-row table:style-name="ro1">
          <table:table-cell table:number-columns-repeated="6"/>
          <table:table-cell table:style-name="ce2" table:formula="of:=STDEV([.G67:.G74])/SQRT(8)" office:value-type="float" office:value="0.00055662435181187" calcext:value-type="float">
            <text:p>0.000556624351812</text:p>
          </table:table-cell>
          <table:table-cell table:style-name="ce2" table:formula="of:=STDEV([.H67:.H74])/SQRT(8)" office:value-type="float" office:value="0" calcext:value-type="float">
            <text:p>0</text:p>
          </table:table-cell>
          <table:table-cell table:style-name="ce2" table:formula="of:=STDEV([.I67:.I74])/SQRT(8)" office:value-type="float" office:value="0.000267634652191325" calcext:value-type="float">
            <text:p>0.000267634652191</text:p>
          </table:table-cell>
          <table:table-cell table:style-name="ce2" table:formula="of:=STDEV([.J67:.J74])/SQRT(8)" office:value-type="float" office:value="0.000686528235446715" calcext:value-type="float">
            <text:p>0.000686528235447</text:p>
          </table:table-cell>
          <table:table-cell table:style-name="ce2" table:formula="of:=STDEV([.K67:.K74])/SQRT(8)" office:value-type="float" office:value="0.00105577090857592" calcext:value-type="float">
            <text:p>0.001055770908576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float" office:value="0.636274430804375" calcext:value-type="float">
            <text:p>0.636274430804375</text:p>
          </table:table-cell>
          <table:table-cell table:style-name="ce1" office:value-type="float" office:value="0.549391124857" calcext:value-type="float">
            <text:p>0.549391124857</text:p>
          </table:table-cell>
          <table:table-cell table:style-name="ce1" office:value-type="float" office:value="0.404146" calcext:value-type="float">
            <text:p>0.404146</text:p>
          </table:table-cell>
          <table:table-cell table:style-name="ce1" office:value-type="float" office:value="0.615521995258375" calcext:value-type="float">
            <text:p>0.615521995258375</text:p>
          </table:table-cell>
          <table:table-cell table:style-name="ce1" office:value-type="float" office:value="0.587946875163" calcext:value-type="float">
            <text:p>0.587946875163</text:p>
          </table:table-cell>
        </table:table-row>
        <table:table-row table:style-name="ro1">
          <table:table-cell table:number-columns-repeated="6"/>
          <table:table-cell table:style-name="ce1" office:value-type="float" office:value="0.524159891050625" calcext:value-type="float">
            <text:p>0.524159891050625</text:p>
          </table:table-cell>
          <table:table-cell table:style-name="ce1" office:value-type="float" office:value="0.543143841197375" calcext:value-type="float">
            <text:p>0.543143841197375</text:p>
          </table:table-cell>
          <table:table-cell table:style-name="ce1" office:value-type="float" office:value="0.350950125" calcext:value-type="float">
            <text:p>0.350950125</text:p>
          </table:table-cell>
          <table:table-cell table:style-name="ce1" office:value-type="float" office:value="0.526845466342" calcext:value-type="float">
            <text:p>0.526845466342</text:p>
          </table:table-cell>
          <table:table-cell table:style-name="ce1" office:value-type="float" office:value="0.531888089813125" calcext:value-type="float">
            <text:p>0.531888089813125</text:p>
          </table:table-cell>
        </table:table-row>
        <table:table-row table:style-name="ro1">
          <table:table-cell table:number-columns-repeated="6"/>
          <table:table-cell table:style-name="ce1" office:value-type="float" office:value="0.407202216107125" calcext:value-type="float">
            <text:p>0.407202216107125</text:p>
          </table:table-cell>
          <table:table-cell table:style-name="ce1" office:value-type="float" office:value="0.577508466615625" calcext:value-type="float">
            <text:p>0.577508466615625</text:p>
          </table:table-cell>
          <table:table-cell table:style-name="ce1" office:value-type="float" office:value="0.306947125" calcext:value-type="float">
            <text:p>0.306947125</text:p>
          </table:table-cell>
          <table:table-cell table:style-name="ce1" office:value-type="float" office:value="0.431987524122875" calcext:value-type="float">
            <text:p>0.431987524122875</text:p>
          </table:table-cell>
          <table:table-cell table:style-name="ce1" office:value-type="float" office:value="0.476061870587375" calcext:value-type="float">
            <text:p>0.476061870587375</text:p>
          </table:table-cell>
        </table:table-row>
        <table:table-row table:style-name="ro1">
          <table:table-cell table:number-columns-repeated="6"/>
          <table:table-cell table:style-name="ce1" office:value-type="float" office:value="0.405457299342125" calcext:value-type="float">
            <text:p>0.405457299342125</text:p>
          </table:table-cell>
          <table:table-cell table:style-name="ce1" office:value-type="float" office:value="0.625924187194625" calcext:value-type="float">
            <text:p>0.625924187194625</text:p>
          </table:table-cell>
          <table:table-cell table:style-name="ce1" office:value-type="float" office:value="0.323890125" calcext:value-type="float">
            <text:p>0.323890125</text:p>
          </table:table-cell>
          <table:table-cell table:style-name="ce1" office:value-type="float" office:value="0.435139802181375" calcext:value-type="float">
            <text:p>0.435139802181375</text:p>
          </table:table-cell>
          <table:table-cell table:style-name="ce1" office:value-type="float" office:value="0.489711871941875" calcext:value-type="float">
            <text:p>0.489711871941875</text:p>
          </table:table-cell>
        </table:table-row>
        <table:table-row table:style-name="ro1">
          <table:table-cell table:number-columns-repeated="6"/>
          <table:table-cell table:style-name="ce1" office:value-type="float" office:value="0.328487959229875" calcext:value-type="float">
            <text:p>0.328487959229875</text:p>
          </table:table-cell>
          <table:table-cell table:style-name="ce1" office:value-type="float" office:value="0.66693222483025" calcext:value-type="float">
            <text:p>0.66693222483025</text:p>
          </table:table-cell>
          <table:table-cell table:style-name="ce1" office:value-type="float" office:value="0.295867875" calcext:value-type="float">
            <text:p>0.295867875</text:p>
          </table:table-cell>
          <table:table-cell table:style-name="ce1" office:value-type="float" office:value="0.36523564136125" calcext:value-type="float">
            <text:p>0.36523564136125</text:p>
          </table:table-cell>
          <table:table-cell table:style-name="ce1" office:value-type="float" office:value="0.4392060576415" calcext:value-type="float">
            <text:p>0.4392060576415</text:p>
          </table:table-cell>
        </table:table-row>
        <table:table-row table:style-name="ro1">
          <table:table-cell table:number-columns-repeated="6"/>
          <table:table-cell table:style-name="ce1" office:value-type="float" office:value="0.35091538938975" calcext:value-type="float">
            <text:p>0.35091538938975</text:p>
          </table:table-cell>
          <table:table-cell table:style-name="ce1" office:value-type="float" office:value="0.61078751410025" calcext:value-type="float">
            <text:p>0.61078751410025</text:p>
          </table:table-cell>
          <table:table-cell table:style-name="ce1" office:value-type="float" office:value="0.1834245" calcext:value-type="float">
            <text:p>0.1834245</text:p>
          </table:table-cell>
          <table:table-cell table:style-name="ce1" office:value-type="float" office:value="0.38343040398" calcext:value-type="float">
            <text:p>0.38343040398</text:p>
          </table:table-cell>
          <table:table-cell table:style-name="ce1" office:value-type="float" office:value="0.445438822046375" calcext:value-type="float">
            <text:p>0.445438822046375</text:p>
          </table:table-cell>
        </table:table-row>
        <table:table-row table:style-name="ro1">
          <table:table-cell table:number-columns-repeated="6"/>
          <table:table-cell table:style-name="ce1" table:formula="of:=AVERAGE([.G77:.G84])" office:value-type="float" office:value="0.442082864320646" calcext:value-type="float">
            <text:p>0.442082864320646</text:p>
          </table:table-cell>
          <table:table-cell table:style-name="ce1" table:formula="of:=AVERAGE([.H77:.H84])" office:value-type="float" office:value="0.595614559799188" calcext:value-type="float">
            <text:p>0.595614559799188</text:p>
          </table:table-cell>
          <table:table-cell table:style-name="ce1" table:formula="of:=AVERAGE([.I77:.I84])" office:value-type="float" office:value="0.310870958333333" calcext:value-type="float">
            <text:p>0.310870958333333</text:p>
          </table:table-cell>
          <table:table-cell table:style-name="ce1" table:formula="of:=AVERAGE([.J77:.J84])" office:value-type="float" office:value="0.459693472207646" calcext:value-type="float">
            <text:p>0.459693472207646</text:p>
          </table:table-cell>
          <table:table-cell table:style-name="ce1" table:formula="of:=AVERAGE([.K77:.K84])" office:value-type="float" office:value="0.495042264532208" calcext:value-type="float">
            <text:p>0.49504226453220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3"/>
          <table:table-cell table:style-name="ce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/00/0000</text:date>, <text:time style:data-style-name="N2" text:time-value="18:17:08.172384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7T19:51:58.732221240</dc:date>
    <dc:creator>Dimitrios Pritsos</dc:creator>
    <meta:editing-duration>PT1H23M42S</meta:editing-duration>
    <meta:editing-cycles>5</meta:editing-cycles>
    <meta:generator>LibreOffice/5.2.3.2$Linux_X86_64 LibreOffice_project/20m0$Build-2</meta:generator>
    <meta:document-statistic meta:table-count="1" meta:cell-count="721" meta:object-count="0"/>
  </office:meta>
</office:document-meta>
</file>